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771cm"/>
      <style:paragraph-properties style:writing-mode="lr-tb"/>
    </style:style>
    <style:style style:name="pr4" style:family="presentation" style:parent-style-name="Blue_5f_Curve1-outline1">
      <style:graphic-properties fo:min-height="11.929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771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2.171cm" style:use-optimal-row-height="false"/>
    </style:style>
    <style:style style:name="ro2" style:family="table-row">
      <style:table-row-properties style:row-height="0cm" style:use-optimal-row-height="true"/>
    </style:style>
    <style:style style:name="ro3" style:family="table-row">
      <style:table-row-properties style:row-height="3.25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24pt" style:font-size-asian="24pt" style:font-size-complex="24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000000" fo:font-size="24pt" style:font-size-asian="24pt" style:font-size-complex="24pt"/>
    </style:style>
    <style:style style:name="T2" style:family="text">
      <style:text-properties fo:color="#ff000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Seleção Voxar Labs<text:line-break/>Contex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roblem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1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esultados Obtidos em HHR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Os resultados foram ligeiramente diferentes do que no artigo, pois o autor não fixou uma seed para fixar a seleção das amostras na parte de separação dos conjuntos de teste e validação;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esultados – Modelo Fla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junto de teste com seis labels</text:p>
                <text:list>
                  <text:list-item>
                    <text:p>Acurácia: 88,9%</text:p>
                  </text:list-item>
                  <text:list-item>
                    <text:p>F1-Score: 87,4%</text:p>
                  </text:list-item>
                  <text:list-item>
                    <text:p>BA-Acurácia: 88,1%</text:p>
                    <text:p/>
                  </text:list-item>
                </text:list>
              </text:list-item>
            </text:list>
            <text:list text:style-name="L3">
              <text:list-item>
                <text:p>Labels Utilizados</text:p>
                <text:p><text:span text:style-name="T1">label:OR_standing','label:SITTING','label:LYING_DOWN','label:FIX_running','label:FIX_walking','label:BICYCLING'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esultados Modelos 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Árvore de decisão: 81,4%</text:p>
              </text:list-item>
              <text:list-item>
                <text:p>K-NN: 87,2%</text:p>
              </text:list-item>
              <text:list-item>
                <text:p>SVC: 86,8%</text:p>
              </text:list-item>
              <text:list-item>
                <text:p>Random Forest: 83,9%</text:p>
              </text:list-item>
              <text:list-item>
                <text:p>MLP: 87,05%</text:p>
              </text:list-item>
              <text:list-item>
                <text:p><text:span text:style-name="T2">Flat: 88,9%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Explicação do Códig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imeira Etapa:</text:p>
                <text:list>
                  <text:list-item>
                    <text:p>Leitura dos 60 arquivos referentes a cada usuário;</text:p>
                  </text:list-item>
                  <text:list-item>
                    <text:p>Concatenação dos dados por meio das linhas em uma única base;</text:p>
                  </text:list-item>
                  <text:list-item>
                    <text:p>Determinação da lista de sensores para configuração dos atributos que serão analisados;</text:p>
                  </text:list-item>
                  <text:list-item>
                    <text:p><text:span text:style-name="T3">Total: 10 sensores e 217 featur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Explicação do Códig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gunda Etapa: limpeza dos dados</text:p>
                <text:list>
                  <text:list-item>
                    <text:p>Limpeza dos dados de acordo com as classes selecionadas;</text:p>
                  </text:list-item>
                  <text:list-item>
                    <text:p>Eliminação das colunas de labels não selecionadas;</text:p>
                  </text:list-item>
                  <text:list-item>
                    <text:p>Eliminação das linhas que contenham dados nan;</text:p>
                  </text:list-item>
                  <text:list-item>
                    <text:p>Eliminação das linhas que possuam duplicidade de classes;</text:p>
                  </text:list-item>
                  <text:list-item>
                    <text:p>Não trata casos que não pertencem a nenhuma classe (data leakage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Explicação do Códig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erção Artificial das classes hierárquicas</text:p>
                <text:list>
                  <text:list-item>
                    <text:p>Criação de duas novas classes</text:p>
                    <text:list>
                      <text:list-item>
                        <text:p>Classe Estacionária;</text:p>
                      </text:list-item>
                      <text:list-item>
                        <text:p>Classe Movimento;</text:p>
                      </text:list-item>
                    </text:list>
                  </text:list-item>
                  <text:list-item>
                    <text:p>Separação das classes filhas para utilização no modelo hierarquizado;</text:p>
                    <text:list>
                      <text:list-item>
                        <text:p>3 labels para a classe estacionária;</text:p>
                      </text:list-item>
                      <text:list-item>
                        <text:p>3 labels para a classe moviment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Modificações no Código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elo desenvolvido utilizando a biblioteca Keras 2.5, no entanto em meu ambiente foi instalado a 2.6 em meu PC (incompatibilidade);</text:p>
              </text:list-item>
              <text:list-item>
                <text:p>Modificação dos paths para leitura dos dados de cada usuário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Avaliação do Resultad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 modelo treinado é avaliado quanto a três métricas:</text:p>
                <text:list>
                  <text:list-item>
                    <text:p>Acurácia</text:p>
                  </text:list-item>
                  <text:list-item>
                    <text:p>F1-Score;</text:p>
                  </text:list-item>
                  <text:list-item>
                    <text:p>Acurácia balanceada (datasets desbalanceados)</text:p>
                  </text:list-item>
                </text:list>
              </text:list-item>
              <text:list-item>
                <text:p>Observação:</text:p>
                <text:list>
                  <text:list-item>
                    <text:p><text:span text:style-name="T3">O modelo hierarquizado tendeu a priorizar a classe estacionária no meu modelo implementado o que reduziu o F1-Score.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Implementação do Model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Refatoração da função data_cleaner</text:span></text:p>
                <text:list>
                  <text:list-item>
                    <text:p>Considerar a ausência de classificação e eliminar as linhas que não foram classificadas;</text:p>
                  </text:list-item>
                  <text:list-item>
                    <text:p>Exclusão de linhas com nan;</text:p>
                  </text:list-item>
                  <text:list-item>
                    <text:p>Exclusão de linhas classificadas em mais de uma classe;</text:p>
                  </text:list-item>
                  <text:list-item>
                    <text:p>Exclusão das colunas não pertencentes aos labels selecion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Oversampl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da modelo foi avaliado de duas maneiras:<text:tab/></text:p>
                <text:list>
                  <text:list-item>
                    <text:p>Sem oversampling (desbalanceado);</text:p>
                  </text:list-item>
                  <text:list-item>
                    <text:p>Com oversampling (SMOTE);</text:p>
                  </text:list-item>
                  <text:list-item>
                    <text:p>Métricas: acurácia, F1-Score, Acurácia Balance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esultados – Sem Oversampling</text:p>
          </draw:text-box>
        </draw:frame>
        <draw:frame draw:style-name="standard" draw:layer="layout" svg:width="25.198cm" svg:height="10.004cm" svg:x="1.4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Labels </text:p>
              </table:table-cell>
              <table:table-cell>
                <text:p text:style-name="P3">Acurácia </text:p>
              </table:table-cell>
              <table:table-cell>
                <text:p text:style-name="P3">F1 - Score</text:p>
              </table:table-cell>
              <table:table-cell>
                <text:p text:style-name="P3">Acurácia Balanceada</text:p>
              </table:table-cell>
            </table:table-row>
            <table:table-row table:style-name="ro2" table:default-cell-style-name="ce2">
              <table:table-cell>
                <text:p text:style-name="P4">6</text:p>
              </table:table-cell>
              <table:table-cell>
                <text:p text:style-name="P4">93%</text:p>
              </table:table-cell>
              <table:table-cell>
                <text:p text:style-name="P4">85,9%</text:p>
              </table:table-cell>
              <table:table-cell>
                <text:p text:style-name="P4">82,7%</text:p>
              </table:table-cell>
            </table:table-row>
            <table:table-row table:style-name="ro2" table:default-cell-style-name="ce2">
              <table:table-cell>
                <text:p text:style-name="P4">8</text:p>
              </table:table-cell>
              <table:table-cell>
                <text:p text:style-name="P4">90%</text:p>
              </table:table-cell>
              <table:table-cell>
                <text:p text:style-name="P4">83,8%</text:p>
              </table:table-cell>
              <table:table-cell>
                <text:p text:style-name="P4">82,4%</text:p>
              </table:table-cell>
            </table:table-row>
            <table:table-row table:style-name="ro1" table:default-cell-style-name="ce2">
              <table:table-cell>
                <text:p text:style-name="P4">10</text:p>
              </table:table-cell>
              <table:table-cell>
                <text:p text:style-name="P4">85,7%</text:p>
              </table:table-cell>
              <table:table-cell>
                <text:p text:style-name="P4">83,2%</text:p>
              </table:table-cell>
              <table:table-cell>
                <text:p text:style-name="P4">82,5%</text:p>
              </table:table-cell>
            </table:table-row>
            <table:table-row table:style-name="ro3" table:default-cell-style-name="ce2">
              <table:table-cell>
                <text:p text:style-name="P4">12</text:p>
              </table:table-cell>
              <table:table-cell>
                <text:p text:style-name="P4">85,6%</text:p>
              </table:table-cell>
              <table:table-cell>
                <text:p text:style-name="P4">82,2%</text:p>
              </table:table-cell>
              <table:table-cell>
                <text:p text:style-name="P4">81,7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Resultados – SMOTE</text:p>
          </draw:text-box>
        </draw:frame>
        <draw:frame draw:style-name="standard" draw:layer="layout" svg:width="25.198cm" svg:height="10.004cm" svg:x="1.4cm" svg:y="4.91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Labels </text:p>
              </table:table-cell>
              <table:table-cell>
                <text:p text:style-name="P3">Acurácia </text:p>
              </table:table-cell>
              <table:table-cell>
                <text:p text:style-name="P3">F1 - Score</text:p>
              </table:table-cell>
              <table:table-cell>
                <text:p text:style-name="P3">Acurácia Balanceada</text:p>
              </table:table-cell>
            </table:table-row>
            <table:table-row table:style-name="ro2" table:default-cell-style-name="ce2">
              <table:table-cell>
                <text:p text:style-name="P4">6</text:p>
              </table:table-cell>
              <table:table-cell>
                <text:p text:style-name="P4">93,5%</text:p>
              </table:table-cell>
              <table:table-cell>
                <text:p text:style-name="P4">88,5%</text:p>
              </table:table-cell>
              <table:table-cell>
                <text:p text:style-name="P4">86,6%</text:p>
              </table:table-cell>
            </table:table-row>
            <table:table-row table:style-name="ro2" table:default-cell-style-name="ce2">
              <table:table-cell>
                <text:p text:style-name="P4">8</text:p>
              </table:table-cell>
              <table:table-cell>
                <text:p text:style-name="P4">89,6%</text:p>
              </table:table-cell>
              <table:table-cell>
                <text:p text:style-name="P4">80,6%</text:p>
              </table:table-cell>
              <table:table-cell>
                <text:p text:style-name="P4">77,5%</text:p>
              </table:table-cell>
            </table:table-row>
            <table:table-row table:style-name="ro1" table:default-cell-style-name="ce2">
              <table:table-cell>
                <text:p text:style-name="P4">10</text:p>
              </table:table-cell>
              <table:table-cell>
                <text:p text:style-name="P4">83,8%</text:p>
              </table:table-cell>
              <table:table-cell>
                <text:p text:style-name="P4">83,3%</text:p>
              </table:table-cell>
              <table:table-cell>
                <text:p text:style-name="P4">83,2%</text:p>
              </table:table-cell>
            </table:table-row>
            <table:table-row table:style-name="ro3" table:default-cell-style-name="ce2">
              <table:table-cell>
                <text:p text:style-name="P4">12</text:p>
              </table:table-cell>
              <table:table-cell>
                <text:p text:style-name="P4">84,7%</text:p>
              </table:table-cell>
              <table:table-cell>
                <text:p text:style-name="P4">80,3%</text:p>
              </table:table-cell>
              <table:table-cell>
                <text:p text:style-name="P4">81,9%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draw:page-thumbnail draw:style-name="gr1" draw:layer="layout" svg:width="14.848cm" svg:height="11.136cm" svg:x="3.075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Discussã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 aumento das classes causou:</text:p>
                <text:list>
                  <text:list-item>
                    <text:p>Maior desbalanceamento entre as classes;</text:p>
                  </text:list-item>
                  <text:list-item>
                    <text:p>Redução do número de amostras para treinar o modelo;</text:p>
                  </text:list-item>
                  <text:list-item>
                    <text:p>Redução da acurácia e consequente piora na classificação do modelo;</text:p>
                  </text:list-item>
                  <text:list-item>
                    <text:p>Viés de classificação para a classe dominante: F1-Score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2T20:59:00.787549363</meta:creation-date>
    <meta:editing-duration>PT17M27S</meta:editing-duration>
    <meta:editing-cycles>6</meta:editing-cycles>
    <meta:generator>LibreOffice/6.4.7.2$Linux_X86_64 LibreOffice_project/40$Build-2</meta:generator>
    <dc:title>Blue Curve</dc:title>
    <dc:date>2022-08-12T22:20:44.876691581</dc:date>
    <meta:document-statistic meta:object-count="94"/>
  </office:meta>
</office:document-meta>
</file>